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3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4" style:parent-style-name="Kolorowalistaakcent11" style:family="paragraph">
      <style:paragraph-properties fo:text-align="justify" fo:margin-left="0.3937in" fo:text-indent="-0.1972in">
        <style:tab-stops/>
      </style:paragraph-properties>
    </style:style>
    <style:style style:name="P5" style:parent-style-name="Kolorowalistaakcent11" style:family="paragraph">
      <style:paragraph-properties fo:text-align="justify" fo:margin-left="0.1972in">
        <style:tab-stops/>
      </style:paragraph-properties>
    </style:style>
  </office:automatic-styles>
  <office:body>
    <office:text text:use-soft-page-breaks="true">
      <text:h text:style-name="P1" text:outline-level="1">Realizacja ogólnego tematu „Wprowadzenie do<text:s/>funkcji” – sugestie autorów</text:h>
      <text:list text:style-name="LFO1" text:continue-numbering="true">
        <text:list-item>
          <text:p text:style-name="P2">Temat<text:s/>przeznaczony jest na klasę VI-VII szkoły podstawowej. Powinien być zrealizowany w klasie, w której zostały już przeprowadzone zajęcia związane z programowaniem. Do poprawnego przyswojenia tematu wymagane jest rozumienie takich pojęć jak: algorytm, instrukcja warunkowa, pętla.</text:p>
        </text:list-item>
        <text:list-item>
          <text:p text:style-name="P3">Wskazania do realizacji:</text:p>
          <text:list text:continue-numbering="true">
            <text:list-item>
              <text:p text:style-name="P4">Lekcja 3 nieznacznie odbiega od tematu funkcji, wprowadzając pojęcie globalności i lokalności zmiennych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40:00Z</meta:creation-date>
    <dc:date>2018-11-10T18:40:00Z</dc:date>
    <meta:template xlink:href="Normal.dotm" xlink:type="simple"/>
    <meta:editing-cycles>2</meta:editing-cycles>
    <meta:editing-duration>PT60S</meta:editing-duration>
    <meta:document-statistic meta:page-count="1" meta:paragraph-count="1" meta:word-count="69" meta:character-count="485" meta:row-count="3" meta:non-whitespace-character-count="417"/>
  </office:meta>
</office:document-meta>
</file>